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0a101" officeooo:paragraph-rsid="001ca042"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31e4cb" officeooo:paragraph-rsid="001ca042"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40pt" fo:font-weight="bold" officeooo:rsid="0017b3b6" officeooo:paragraph-rsid="001ca042" style:font-size-asian="35pt" style:font-weight-asian="bold" style:font-size-complex="40pt" style:font-weight-complex="bold"/>
    </style:style>
    <style:style style:name="P4" style:family="paragraph" style:parent-style-name="Standard">
      <style:paragraph-properties fo:text-align="center" style:justify-single-word="false"/>
      <style:text-properties fo:font-size="40pt" officeooo:rsid="0017b3b6" officeooo:paragraph-rsid="001ca042" style:font-size-asian="35pt" style:font-size-complex="40pt"/>
    </style:style>
    <style:style style:name="P5" style:family="paragraph" style:parent-style-name="Standard">
      <style:paragraph-properties fo:text-align="center" style:justify-single-word="false"/>
      <style:text-properties fo:font-size="60pt" fo:font-weight="bold" officeooo:rsid="0017b3b6" officeooo:paragraph-rsid="001ca042" style:font-size-asian="60pt" style:font-weight-asian="bold" style:font-size-complex="60pt" style:font-weight-complex="bold"/>
    </style:style>
    <style:style style:name="P6" style:family="paragraph" style:parent-style-name="Standard">
      <style:paragraph-properties fo:text-align="center" style:justify-single-word="false"/>
      <style:text-properties fo:font-size="30pt" officeooo:rsid="0017b3b6" officeooo:paragraph-rsid="001ca042" style:font-size-asian="26.25pt" style:font-size-complex="30pt"/>
    </style:style>
    <style:style style:name="P7" style:family="paragraph" style:parent-style-name="Standard">
      <style:paragraph-properties fo:text-align="justify" style:justify-single-word="false"/>
      <style:text-properties fo:font-size="16pt" style:text-underline-style="none" fo:font-weight="bold" officeooo:rsid="002865cc" officeooo:paragraph-rsid="002865cc" style:font-size-asian="14pt" style:font-weight-asian="bold" style:font-size-complex="16pt" style:font-weight-complex="bold"/>
    </style:style>
    <style:style style:name="P8" style:family="paragraph" style:parent-style-name="Standard">
      <style:paragraph-properties fo:text-align="justify" style:justify-single-word="false"/>
      <style:text-properties fo:font-size="12pt" style:text-underline-style="none" fo:font-weight="normal" officeooo:rsid="001ece89" officeooo:paragraph-rsid="001ece89"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21fc56" officeooo:paragraph-rsid="00222b6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1fc56" officeooo:paragraph-rsid="0024c547"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222b6e" officeooo:paragraph-rsid="0024c54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4c547" officeooo:paragraph-rsid="0024c54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253d88" officeooo:paragraph-rsid="00253d88"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26779c" officeooo:paragraph-rsid="0026779c"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26eded" officeooo:paragraph-rsid="0026eded"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2a277d" officeooo:paragraph-rsid="002a277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2c04cc" officeooo:paragraph-rsid="002c04c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dedc6" officeooo:paragraph-rsid="002dedc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f2597" officeooo:paragraph-rsid="002f2597" style:font-size-asian="10.5pt" style:font-weight-asian="normal" style:font-size-complex="12pt" style:font-weight-complex="normal"/>
    </style:style>
    <style:style style:name="P20" style:family="paragraph" style:parent-style-name="Standard">
      <style:paragraph-properties fo:text-align="center" style:justify-single-word="false" fo:break-before="page"/>
      <style:text-properties fo:font-size="40pt" officeooo:paragraph-rsid="001ca042" style:font-size-asian="35pt" style:font-size-complex="40pt"/>
    </style:style>
    <style:style style:name="P21" style:family="paragraph" style:parent-style-name="Standard">
      <style:paragraph-properties fo:text-align="justify" style:justify-single-word="false" fo:break-before="page"/>
      <style:text-properties fo:font-size="20pt" style:text-underline-style="solid" style:text-underline-width="auto" style:text-underline-color="font-color" fo:font-weight="bold" officeooo:rsid="0010a101" officeooo:paragraph-rsid="001ca042" style:font-size-asian="17.5pt" style:font-weight-asian="bold" style:font-size-complex="20pt" style:font-weight-complex="bold"/>
    </style:style>
    <style:style style:name="P22" style:family="paragraph" style:parent-style-name="Standard">
      <style:paragraph-properties fo:text-align="justify" style:justify-single-word="false"/>
      <style:text-properties fo:font-size="12pt" style:text-underline-style="none" fo:font-weight="normal" officeooo:rsid="001ece89" officeooo:paragraph-rsid="001ece8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6pt" style:text-underline-style="none" fo:font-weight="bold" officeooo:rsid="001ecce5" officeooo:paragraph-rsid="001ecce5" style:font-size-asian="14pt" style:font-weight-asian="bold" style:font-size-complex="16pt" style:font-weight-complex="bold"/>
    </style:style>
    <style:style style:name="T1" style:family="text">
      <style:text-properties officeooo:rsid="00314b0b"/>
    </style:style>
    <style:style style:name="T2" style:family="text">
      <style:text-properties officeooo:rsid="001cce2e"/>
    </style:style>
    <style:style style:name="T3" style:family="text">
      <style:text-properties officeooo:rsid="002000b8"/>
    </style:style>
    <style:style style:name="T4" style:family="text">
      <style:text-properties officeooo:rsid="0021fc56"/>
    </style:style>
    <style:style style:name="T5" style:family="text">
      <style:text-properties officeooo:rsid="00222b6e"/>
    </style:style>
    <style:style style:name="T6" style:family="text">
      <style:text-properties officeooo:rsid="00253d88"/>
    </style:style>
    <style:style style:name="T7" style:family="text">
      <style:text-properties officeooo:rsid="0026eded"/>
    </style:style>
    <style:style style:name="T8" style:family="text">
      <style:text-properties officeooo:rsid="002dedc6"/>
    </style:style>
    <style:style style:name="T9" style:family="text">
      <style:text-properties officeooo:rsid="002e17a1"/>
    </style:style>
    <style:style style:name="T10" style:family="text">
      <style:text-properties officeooo:rsid="00301859"/>
    </style:style>
    <style:style style:name="T11" style:family="text">
      <style:text-properties officeooo:rsid="0031d6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
      <text:p text:style-name="P5">COMP47480</text:p>
      <text:p text:style-name="P2">Contemporary Software Development</text:p>
      <text:p text:style-name="P5">Lab <text:span text:style-name="T1">Journal</text:span></text:p>
      <text:p text:style-name="P4"/>
      <text:p text:style-name="P6">Scott Kelly</text:p>
      <text:p text:style-name="P6">14346251</text:p>
      <text:p text:style-name="P1"/>
      <text:p text:style-name="P21">Lab <text:span text:style-name="T2">4</text:span>: <text:span text:style-name="T2">Object Oriented Principles</text:span></text:p>
      <text:p text:style-name="P1"/>
      <text:p text:style-name="P23">Work Done</text:p>
      <text:p text:style-name="P8">In this practical, <text:span text:style-name="T3">I was given three java files, each which violated a different design principle, and I was tasked with changing them to fix the violation.</text:span> <text:span text:style-name="T4">This was to gain more in-depth knowledge on some of the principles and to see if we can see them ourselves.</text:span></text:p>
      <text:p text:style-name="P8"/>
      <text:p text:style-name="P9">Firstly, we had OCP.java, which violated the Open Closed Principle. <text:span text:style-name="T5">The PostageStamp class was limited to only square stamps, while there could be other shapes. The rigid structure of the class disallowed it from accomodating stamps of different shapes. </text:span></text:p>
      <text:p text:style-name="P9"/>
      <text:p text:style-name="P11">To fix this, I created a Shape interface in a separate file, which would be the structure for any possible shape. It has an abstract method toString which must be implemented. Then within OCP.java, I created a circle class similar to the square class. </text:p>
      <text:p text:style-name="P10"/>
      <text:p text:style-name="P11">After this I had these two classes implement the interface Shape. This allowed the two shapes to be abstracted from as a Shape object. From here, I changed PostageStamp to take in a shape rather than a square to its constructor. This then allowed any shape stamp that implemented the Shape class to become a stamp, even any new ones created in the future. The class now conforms to the Open Closed Principle.</text:p>
      <text:p text:style-name="P10"/>
      <text:p text:style-name="P12">The second class I was given was SRP.java, which violated the Single Responsibility Principle, saying that a class must be responsible for one thing and one thing only. <text:span text:style-name="T6">In this problem we meet Zorg from Pluto, who modelled a human walking a dog as a Hexapod, ie a sixed-legged creature. This violates the Single Responsibility Principle because this Hexapod class models two things, a human and a dog.</text:span></text:p>
      <text:p text:style-name="P12"/>
      <text:p text:style-name="P13">To fix this violation, I created two new classes, Human and Dog, so that the Hexapod could be separated to classes that deal with one thing only. I took the methods from Hexapod that Zorg created and put them into one of the new classes, whichever that method made sense for that class to execute. Some methods, like walk(), we given to both Human and Dog, because it made sense that both of those classes should be able to do that. From there, I changed the main to call upon these new classes.</text:p>
      <text:p text:style-name="P13"/>
      <text:p text:style-name="P14">Our final problem <text:span text:style-name="T7">involved the law of Demeter. The class featured a shopkeeper, a customer and a wallet class. The class violated the law of Demeter by the shopkeeper directly interacting with the customer’s wallet rather than the customer class. The wallet was not created in shopkeeper, or passed in as an argument etc, so this class violates the law by having these two classes interact.</text:span></text:p>
      <text:p text:style-name="P14"/>
      <text:p text:style-name="P15">I fixed this by making shopkeeper call a new method in customer, giveMoney(), which then subtracted the value from the wallet within customer, and shopkeeper only interacted with the customer class. As customer was passed in as an argument, this interaction was allowed under the law of Demeter.</text:p>
      <text:p text:style-name="P15"/>
      <text:p text:style-name="P7">Reflections</text:p>
      <text:p text:style-name="P16">Overall I found the practical to be beneficial; so much so I wish I had learned about these principles earlier. They would have been very helpful for software projects in the past. I feel with this knowledge I could build more robust, coherent and easier to evolving code bases in the future.</text:p>
      <text:p text:style-name="P16"/>
      <text:p text:style-name="P17"><text:soft-page-break/>I did think these examples of violations were a little trivial examples; they were situations where it was pretty easy to see what was the problem because I could relate them directly to real life situations, <text:span text:style-name="T10">like the bizarre situation of the shopkeeper directly interacting with the customer’s wallet</text:span>. In a more complex software system, it may be much more difficult to see <text:span text:style-name="T8">a violation of one of the principles within that system, as it could be harder to get a clear picture of the software’s structure.</text:span></text:p>
      <text:p text:style-name="P17"/>
      <text:p text:style-name="P18">I understand that this was just and example, however, to introduce us to seeing the signals to violations <text:span text:style-name="T11">and how to rectify them</text:span>. With enough practice and knowledge I believe I could program with these in mind, so that it wouldn’t be necessary to go back and change <text:span text:style-name="T9">the violations that may occur. The principles do lead to a more stable system it seems, which helps for expansion in the future.</text:span></text:p>
      <text:p text:style-name="P18"/>
      <text:p text:style-name="P19">One thing I found interesting was that there were right and wrongs, but not always just one correct way. There could be more, like in the hexapod example; while I got rid of the hexapod, I could have adapted that class to contain a dog and a human, and they would handle each of their own behaviour when hexapod is used. While this may seem unnecessary, it still complied with SRP, I believe, and may be more accomodating for other functionality to be added to a hexapod through the two separate classes. </text:p>
      <text:p text:style-name="P19"/>
      <text:p text:style-name="P19">In conclusion, <text:span text:style-name="T10">I am happy to learn about these principles; it surprised me how much code could improve by adhering to these principles, and how important they can be to avoid unnecessary complication within the system at large.</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14:13:54.769674654</meta:creation-date>
    <dc:date>2018-04-30T23:52:03.984322523</dc:date>
    <meta:editing-duration>PT8H44M17S</meta:editing-duration>
    <meta:editing-cycles>19</meta:editing-cycles>
    <meta:generator>LibreOffice/5.1.6.2$Linux_X86_64 LibreOffice_project/10m0$Build-2</meta:generator>
    <meta:document-statistic meta:table-count="0" meta:image-count="0" meta:object-count="0" meta:page-count="3" meta:paragraph-count="21" meta:word-count="836" meta:character-count="4808" meta:non-whitespace-character-count="3990"/>
  </office:meta>
</office:document-meta>
</file>